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6241" svg:stroke-width="0.019cm" svg:stroke-color="#000000" draw:marker-start="" draw:marker-start-width="0.33cm" draw:marker-start-center="false" draw:marker-end="" draw:marker-end-width="0.33cm" draw:marker-end-center="false" draw:fill="solid" draw:fill-color="#c0598e"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6242" svg:stroke-width="0.019cm" svg:stroke-color="#000000" draw:marker-start="" draw:marker-start-width="0.33cm" draw:marker-start-center="false" draw:marker-end="" draw:marker-end-width="0.33cm" draw:marker-end-center="false" draw:fill="solid" draw:fill-color="#c0598e" draw:textarea-horizontal-align="center" draw:textarea-vertical-align="middl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draw:stroke-dash="Dashed_20__28_var_29__20_6243" svg:stroke-width="0.019cm" svg:stroke-color="#000000" draw:marker-start="" draw:marker-start-width="0.33cm" draw:marker-start-center="false" draw:marker-end="" draw:marker-end-width="0.33cm" draw:marker-end-center="false" draw:fill="solid" draw:fill-color="#ec9804"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6244" svg:stroke-width="0.019cm" svg:stroke-color="#000000" draw:marker-start="" draw:marker-start-width="0.33cm" draw:marker-start-center="false" draw:marker-end="" draw:marker-end-width="0.33cm" draw:marker-end-center="false" draw:fill="solid" draw:fill-color="#ec9804"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6237" svg:stroke-width="0.019cm" svg:stroke-color="#000000" draw:marker-start="" draw:marker-start-width="0.33cm" draw:marker-start-center="false" draw:marker-end="" draw:marker-end-width="0.33cm" draw:marker-end-center="false" draw:fill="solid" draw:fill-color="#75ab24"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6238" svg:stroke-width="0.019cm" svg:stroke-color="#000000" draw:marker-start="" draw:marker-start-width="0.33cm" draw:marker-start-center="false" draw:marker-end="" draw:marker-end-width="0.33cm" draw:marker-end-center="false" draw:fill="solid" draw:fill-color="#75ab24"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ed_20__28_var_29__20_6239"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stroke-dash="Dashed_20__28_var_29__20_6240"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draw:stroke-dash="Dashed_20__28_var_29__20_6241"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draw:stroke-dash="Dashed_20__28_var_29__20_6242"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draw:stroke-dash="Dashed_20__28_var_29__20_6243"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draw:stroke-dash="Dashed_20__28_var_29__20_6244"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draw:stroke-dash="Dashed_20__28_var_29__20_6245"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solid" draw:stroke-dash="Dashed_20__28_var_29__20_6246"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solid" draw:stroke-dash="Dashed_20__28_var_29__20_6247" svg:stroke-width="0.019cm" svg:stroke-color="#000000" draw:marker-start="" draw:marker-start-width="0.33cm" draw:marker-start-center="false" draw:marker-end="" draw:marker-end-width="0.33cm" draw:marker-end-center="false" draw:fill="solid" draw:fill-color="#ddf0fa" draw:textarea-vertical-align="middle" draw:auto-grow-height="false" fo:min-height="0.109cm" fo:min-width="0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draw:stroke-dash="Dashed_20__28_var_29__20_6248" svg:stroke-width="0.019cm" svg:stroke-color="#000000" draw:marker-start="" draw:marker-start-width="0.33cm" draw:marker-start-center="false" draw:marker-end="" draw:marker-end-width="0.33cm" draw:marker-end-center="false" draw:fill="solid" draw:fill-color="#ddf0fa" draw:textarea-vertical-align="middle" draw:auto-grow-height="false" fo:min-height="0.109cm" fo:min-width="0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draw:stroke-dash="Dashed_20__28_var_29__20_6249" svg:stroke-width="0.019cm" svg:stroke-color="#000000" draw:marker-start="" draw:marker-start-width="0.33cm" draw:marker-start-center="false" draw:marker-end="" draw:marker-end-width="0.33cm" draw:marker-end-center="false" draw:fill="solid" draw:fill-color="#ddf0fa" draw:textarea-vertical-align="middle" draw:auto-grow-height="false" fo:min-height="0.109cm" fo:min-width="0cm"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draw:stroke-dash="Dashed_20__28_var_29__20_6250" svg:stroke-width="0.019cm" svg:stroke-color="#000000" draw:marker-start="" draw:marker-start-width="0.33cm" draw:marker-start-center="false" draw:marker-end="" draw:marker-end-width="0.33cm" draw:marker-end-center="false" draw:fill="solid" draw:fill-color="#ddf0fa" draw:textarea-vertical-align="middle" draw:auto-grow-height="false" fo:min-height="0.111cm" fo:min-width="0cm"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solid" draw:stroke-dash="Dashed_20__28_var_29__20_6251" svg:stroke-width="0.019cm" svg:stroke-color="#000000" draw:marker-start="" draw:marker-start-width="0.33cm" draw:marker-start-center="false" draw:marker-end="" draw:marker-end-width="0.33cm" draw:marker-end-center="false" draw:fill="solid" draw:fill-color="#ffff8b" draw:textarea-vertical-align="middle" draw:auto-grow-height="false" fo:min-height="0.098cm" fo:min-width="0cm"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solid" draw:stroke-dash="Dashed_20__28_var_29__20_6252" svg:stroke-width="0.019cm" svg:stroke-color="#000000" draw:marker-start="" draw:marker-start-width="0.33cm" draw:marker-start-center="false" draw:marker-end="" draw:marker-end-width="0.33cm" draw:marker-end-center="false" draw:fill="solid" draw:fill-color="#ffff8b" draw:textarea-vertical-align="middle" draw:auto-grow-height="false" fo:min-height="0.098cm" fo:min-width="0cm" fo:padding-top="0.125cm" fo:padding-bottom="0.125cm" fo:padding-left="0.25cm" fo:padding-right="0.25cm" draw:shadow="hidden" draw:shadow-offset-x="0.3cm" draw:shadow-offset-y="0.3cm" draw:shadow-color="#808080"/>
    </style:style>
    <style:style style:name="P1" style:family="paragraph">
      <loext:graphic-properties draw:fill="solid" draw:fill-color="#c0598e"/>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loext:graphic-properties draw:fill="solid" draw:fill-color="#ec980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loext:graphic-properties draw:fill="solid" draw:fill-color="#75ab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loext:graphic-properties draw:fill="solid" draw:fill-color="#fcebf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loext:graphic-properties draw:fill="solid" draw:fill-color="#ddf0fa"/>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loext:graphic-properties draw:fill="solid" draw:fill-color="#ffff8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office:automatic-styles>
  <office:body>
    <office:drawing>
      <draw:page draw:name="page1" draw:style-name="dp1" draw:master-page-name="Default">
        <draw:g>
          <draw:rect draw:style-name="gr1" draw:text-style-name="P1" draw:layer="layout" svg:width="1.555cm" svg:height="1.246cm" svg:x="10.112cm" svg:y="15.094cm">
            <text:p/>
          </draw:rect>
          <draw:rect draw:style-name="gr2" draw:text-style-name="P1" draw:layer="layout" svg:width="1.555cm" svg:height="1.246cm" svg:x="10.112cm" svg:y="12.915cm">
            <text:p/>
          </draw:rect>
          <draw:rect draw:style-name="gr3" draw:text-style-name="P2" draw:layer="layout" svg:width="1.555cm" svg:height="0.936cm" svg:x="10.112cm" svg:y="14.16cm">
            <text:p/>
          </draw:rect>
          <draw:rect draw:style-name="gr4" draw:text-style-name="P2" draw:layer="layout" svg:width="1.555cm" svg:height="0.936cm" svg:x="10.112cm" svg:y="16.339cm">
            <text:p/>
          </draw:rect>
          <draw:rect draw:style-name="gr5" draw:text-style-name="P3" draw:layer="layout" svg:width="0.932cm" svg:height="1.246cm" svg:x="11.666cm" svg:y="12.915cm">
            <text:p/>
          </draw:rect>
          <draw:rect draw:style-name="gr6" draw:text-style-name="P3" draw:layer="layout" svg:width="0.932cm" svg:height="1.246cm" svg:x="9.181cm" svg:y="12.915cm">
            <text:p/>
          </draw:rect>
          <draw:custom-shape draw:style-name="gr7" draw:text-style-name="P4" draw:layer="layout" svg:width="0.234cm" svg:height="0.246cm" svg:x="9.519cm" svg:y="12.8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8" draw:text-style-name="P4" draw:layer="layout" svg:width="0.232cm" svg:height="0.244cm" svg:x="9.534cm" svg:y="14.07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9" draw:text-style-name="P4" draw:layer="layout" svg:width="0.232cm" svg:height="0.246cm" svg:x="11.551cm" svg:y="16.71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0" draw:text-style-name="P4" draw:layer="layout" svg:width="0.23cm" svg:height="0.244cm" svg:x="9.998cm" svg:y="16.67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1" draw:text-style-name="P4" draw:layer="layout" svg:width="0.232cm" svg:height="0.246cm" svg:x="11.541cm" svg:y="14.501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2" draw:text-style-name="P4" draw:layer="layout" svg:width="0.23cm" svg:height="0.244cm" svg:x="9.998cm" svg:y="14.554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3" draw:text-style-name="P4" draw:layer="layout" svg:width="0.232cm" svg:height="0.246cm" svg:x="11.992cm" svg:y="14.08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4" draw:text-style-name="P4" draw:layer="layout" svg:width="0.232cm" svg:height="0.246cm" svg:x="11.992cm" svg:y="12.84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15" draw:text-style-name="P5" draw:layer="layout" svg:width="0.361cm" svg:height="0.359cm" svg:x="9.006cm" svg:y="13.353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6" draw:text-style-name="P5" draw:layer="layout" svg:width="0.361cm" svg:height="0.359cm" svg:x="11.479cm" svg:y="15.57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7" draw:text-style-name="P5" draw:layer="layout" svg:width="0.362cm" svg:height="0.359cm" svg:x="9.932cm" svg:y="15.57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8" draw:text-style-name="P5" draw:layer="layout" svg:width="0.359cm" svg:height="0.361cm" svg:x="12.418cm" svg:y="13.353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9" draw:text-style-name="P6" draw:layer="layout" svg:width="0.44cm" svg:height="0.348cm" svg:x="10.677cm" svg:y="17.09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0" draw:text-style-name="P6" draw:layer="layout" svg:width="0.44cm" svg:height="0.348cm" svg:x="10.677cm" svg:y="12.74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6237" draw:display-name="Dashed (var) 6237" draw:style="rect" draw:dots1="1" draw:dots1-length="0.011cm" draw:dots2="1" draw:dots2-length="0.011cm" draw:distance="0.011cm"/>
    <draw:stroke-dash draw:name="Dashed_20__28_var_29__20_6238" draw:display-name="Dashed (var) 6238" draw:style="rect" draw:dots1="1" draw:dots1-length="0.011cm" draw:dots2="1" draw:dots2-length="0.011cm" draw:distance="0.011cm"/>
    <draw:stroke-dash draw:name="Dashed_20__28_var_29__20_6239" draw:display-name="Dashed (var) 6239" draw:style="rect" draw:dots1="1" draw:dots1-length="0.011cm" draw:dots2="1" draw:dots2-length="0.011cm" draw:distance="0.011cm"/>
    <draw:stroke-dash draw:name="Dashed_20__28_var_29__20_6240" draw:display-name="Dashed (var) 6240" draw:style="rect" draw:dots1="1" draw:dots1-length="0.011cm" draw:dots2="1" draw:dots2-length="0.011cm" draw:distance="0.011cm"/>
    <draw:stroke-dash draw:name="Dashed_20__28_var_29__20_6241" draw:display-name="Dashed (var) 6241" draw:style="rect" draw:dots1="1" draw:dots1-length="0.011cm" draw:dots2="1" draw:dots2-length="0.011cm" draw:distance="0.011cm"/>
    <draw:stroke-dash draw:name="Dashed_20__28_var_29__20_6242" draw:display-name="Dashed (var) 6242" draw:style="rect" draw:dots1="1" draw:dots1-length="0.011cm" draw:dots2="1" draw:dots2-length="0.011cm" draw:distance="0.011cm"/>
    <draw:stroke-dash draw:name="Dashed_20__28_var_29__20_6243" draw:display-name="Dashed (var) 6243" draw:style="rect" draw:dots1="1" draw:dots1-length="0.011cm" draw:dots2="1" draw:dots2-length="0.011cm" draw:distance="0.011cm"/>
    <draw:stroke-dash draw:name="Dashed_20__28_var_29__20_6244" draw:display-name="Dashed (var) 6244" draw:style="rect" draw:dots1="1" draw:dots1-length="0.011cm" draw:dots2="1" draw:dots2-length="0.011cm" draw:distance="0.011cm"/>
    <draw:stroke-dash draw:name="Dashed_20__28_var_29__20_6245" draw:display-name="Dashed (var) 6245" draw:style="rect" draw:dots1="1" draw:dots1-length="0.011cm" draw:dots2="1" draw:dots2-length="0.011cm" draw:distance="0.011cm"/>
    <draw:stroke-dash draw:name="Dashed_20__28_var_29__20_6246" draw:display-name="Dashed (var) 6246" draw:style="rect" draw:dots1="1" draw:dots1-length="0.011cm" draw:dots2="1" draw:dots2-length="0.011cm" draw:distance="0.011cm"/>
    <draw:stroke-dash draw:name="Dashed_20__28_var_29__20_6247" draw:display-name="Dashed (var) 6247" draw:style="rect" draw:dots1="1" draw:dots1-length="0.011cm" draw:dots2="1" draw:dots2-length="0.011cm" draw:distance="0.011cm"/>
    <draw:stroke-dash draw:name="Dashed_20__28_var_29__20_6248" draw:display-name="Dashed (var) 6248" draw:style="rect" draw:dots1="1" draw:dots1-length="0.011cm" draw:dots2="1" draw:dots2-length="0.011cm" draw:distance="0.011cm"/>
    <draw:stroke-dash draw:name="Dashed_20__28_var_29__20_6249" draw:display-name="Dashed (var) 6249" draw:style="rect" draw:dots1="1" draw:dots1-length="0.011cm" draw:dots2="1" draw:dots2-length="0.011cm" draw:distance="0.011cm"/>
    <draw:stroke-dash draw:name="Dashed_20__28_var_29__20_6250" draw:display-name="Dashed (var) 6250" draw:style="rect" draw:dots1="1" draw:dots1-length="0.011cm" draw:dots2="1" draw:dots2-length="0.011cm" draw:distance="0.011cm"/>
    <draw:stroke-dash draw:name="Dashed_20__28_var_29__20_6251" draw:display-name="Dashed (var) 6251" draw:style="rect" draw:dots1="1" draw:dots1-length="0.011cm" draw:dots2="1" draw:dots2-length="0.011cm" draw:distance="0.011cm"/>
    <draw:stroke-dash draw:name="Dashed_20__28_var_29__20_6252" draw:display-name="Dashed (var) 6252"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7T14:27:45.876192845</meta:creation-date>
    <dc:date>2018-05-17T14:27:57.592737720</dc:date>
    <meta:editing-duration>PT12S</meta:editing-duration>
    <meta:editing-cycles>1</meta:editing-cycles>
    <meta:document-statistic meta:object-count="21"/>
    <meta:generator>LibreOffice/6.0.0.3$MacOSX_X86_64 LibreOffice_project/64a0f66915f38c6217de274f0aa8e15618924765</meta:generator>
  </office:meta>
</office:document-meta>
</file>